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9in" fo:margin-left="-0.1903in" fo:margin-top="0in" fo:margin-bottom="0in" table:align="left"/>
    </style:style>
    <style:style style:name="Table2.A" style:family="table-column">
      <style:table-column-properties style:column-width="3.8833in"/>
    </style:style>
    <style:style style:name="Table2.B" style:family="table-column">
      <style:table-column-properties style:column-width="2.3028in"/>
    </style:style>
    <style:style style:name="Table2.C" style:family="table-column">
      <style:table-column-properties style:column-width="0.1924in"/>
    </style:style>
    <style:style style:name="Table2.D" style:family="table-column">
      <style:table-column-properties style:column-width="1.5014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7" style:family="paragraph" style:parent-style-name="Standard">
      <style:paragraph-properties fo:line-height="115%" fo:text-align="end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>
      <style:text-properties officeooo:paragraph-rsid="0117a8d9"/>
    </style:style>
    <style:style style:name="P40" style:family="paragraph" style:parent-style-name="Standard">
      <style:text-properties officeooo:paragraph-rsid="0118f8f7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42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4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5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7" style:family="paragraph" style:parent-style-name="Standard" style:list-style-name="L2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50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3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4" style:family="paragraph" style:parent-style-name="Text_20_body" style:master-page-name="Standard">
      <style:paragraph-properties style:page-number="1" fo:break-before="auto" fo:break-after="auto"/>
      <style:text-properties style:font-name="Roboto1" fo:font-size="6pt" style:font-size-asian="5.25pt" style:font-size-complex="6pt"/>
    </style:style>
    <style:style style:name="P5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1" fo:font-size="10pt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5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4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5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6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style:font-name="Roboto1" fo:font-size="10pt" style:font-size-asian="10pt" style:font-size-complex="10pt"/>
    </style:style>
    <style:style style:name="T98" style:family="text">
      <style:text-properties style:font-name="Roboto1" fo:font-size="10pt" officeooo:rsid="0102247f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debf5" style:font-weight-asian="normal" style:font-weight-complex="normal"/>
    </style:style>
    <style:style style:name="T10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2" style:family="text">
      <style:text-properties fo:font-style="normal" officeooo:rsid="008e79c7" style:font-style-asian="normal" style:font-style-complex="normal"/>
    </style:style>
    <style:style style:name="T103" style:family="text">
      <style:text-properties fo:font-style="normal" officeooo:rsid="00bf2b2d" style:font-style-asian="normal" style:font-style-complex="normal"/>
    </style:style>
    <style:style style:name="T104" style:family="text">
      <style:text-properties officeooo:rsid="0094c2de"/>
    </style:style>
    <style:style style:name="T105" style:family="text">
      <style:text-properties officeooo:rsid="009b41a1"/>
    </style:style>
    <style:style style:name="T106" style:family="text">
      <style:text-properties officeooo:rsid="009f14e6"/>
    </style:style>
    <style:style style:name="T107" style:family="text">
      <style:text-properties officeooo:rsid="00a884b6"/>
    </style:style>
    <style:style style:name="T108" style:family="text">
      <style:text-properties officeooo:rsid="00ad8019"/>
    </style:style>
    <style:style style:name="T109" style:family="text">
      <style:text-properties officeooo:rsid="00ba1d29"/>
    </style:style>
    <style:style style:name="T110" style:family="text">
      <style:text-properties officeooo:rsid="00d0b07b"/>
    </style:style>
    <style:style style:name="T111" style:family="text">
      <style:text-properties officeooo:rsid="00e1f740"/>
    </style:style>
    <style:style style:name="T112" style:family="text">
      <style:text-properties officeooo:rsid="00f54a88"/>
    </style:style>
    <style:style style:name="T113" style:family="text">
      <style:text-properties officeooo:rsid="00ffd81e"/>
    </style:style>
    <style:style style:name="T114" style:family="text">
      <style:text-properties officeooo:rsid="0100c247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<text:span text:style-name="T104">R</text:span>ICHARD S. ZHU</text:p>
          </table:table-cell>
          <table:table-cell table:style-name="Table2.B1" office:value-type="string">
            <text:p text:style-name="P37">rszhu@berkeley.edu</text:p>
            <text:p text:style-name="P32">858-371-8838</text:p>
            <text:p text:style-name="P33">Berkeley, CA</text:p>
          </table:table-cell>
          <table:table-cell table:style-name="Table2.B1" office:value-type="string">
            <text:p text:style-name="P38">•</text:p>
            <text:p text:style-name="P38">•</text:p>
            <text:p text:style-name="P38">•</text:p>
          </table:table-cell>
          <table:table-cell table:style-name="Table2.B1" office:value-type="string">
            <text:p text:style-name="P35">linkedin.com/in/rszhu</text:p>
            <text:p text:style-name="P35">github.com/richardszhu</text:p>
            <text:p text:style-name="P34">ocf.io/rszhu</text:p>
          </table:table-cell>
        </table:table-row>
      </table:table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5"><text:span text:style-name="T115">Top Margin: 10</text:span></text:p><text:p text:style-name="P55"><text:span text:style-name="T115">Bottom Margin: 0</text:span></text:p></office:annotation>E<text:span text:style-name="T110">D</text:span><office:annotation-end office:name="__Annotation__1520_3461496547"/><text:span text:style-name="T110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5"><text:span text:style-name="T115">Top Margin : 0</text:span></text:p><text:p text:style-name="P55"><text:span text:style-name="T115">Bottom Margin : 0</text:span></text:p><text:p text:style-name="P55"><text:span text:style-name="T115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01">Languages:</text:span><text:span text:style-name="T5"> </text:span>Python, Java, SQL, HTML/CSS, <text:span text:style-name="T111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6"><office:annotation office:name="__Annotation__1537_34614965471"><dc:creator>Unknown Author</dc:creator><dc:date>2019-11-16T15:07:10.405129210</dc:date><text:p text:style-name="P55"><text:span text:style-name="T115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2">Portfolio Diversity Visualization Tool </text:span><text:span text:style-name="T43">(</text:span><text:span text:style-name="T45">Python, </text:span><text:span text:style-name="T46">MatPlotLib, </text:span><text:span text:style-name="T44">Git</text:span><text:span text:style-name="T43">)</text:span></text:p>
            <text:p text:style-name="P6"><text:span text:style-name="T60"><text:s text:c="2"/>✪ <text:s/></text:span><text:span text:style-name="T93"><text:s/></text:span><text:span text:style-name="T91">Winn</text:span><text:span text:style-name="T92">ing Project</text:span><text:span text:style-name="T91"> of the CalHacks 2019 BlackRock API Prize</text:span></text:p>
            <text:list xml:id="list230602348" text:style-name="L1">
              <text:list-item>
                <text:p text:style-name="P42"><text:span text:style-name="T53">A 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5"><text:span text:style-name="T105">Leveraged</text:span> BlackRock API to <text:span text:style-name="T109">compile, </text:span>sort, and categorize <text:span text:style-name="T106">security</text:span> data f<text:span text:style-name="T106">rom an array of stock symbols</text:span></text:p>
              </text:list-item>
              <text:list-item>
                <text:p text:style-name="P53"><text:span text:style-name="T83">Integrated</text:span><text:span text:style-name="T84"> MatPlotLib to visualize </text:span><text:span text:style-name="T85">calculated diversity</text:span><text:span text:style-name="T84"> data and to create a GUI for </text:span><text:span text:style-name="T86">user</text:span><text:span text:style-name="T84"> </text:span><text:span text:style-name="T87">portfolio input</text:span><text:span text:style-name="T50"> <text:s text:c="4"/></text:span><text:span text:style-name="T42"><text:s text:c="7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6"/>
          </table:table-cell>
          <table:table-cell table:style-name="Table13.A1" office:value-type="string">
            <text:p text:style-name="P7"><text:span text:style-name="T42">Bomberman Remastered </text:span><text:span text:style-name="T43">(Java, </text:span><text:span text:style-name="T44">Git</text:span><text:span text:style-name="T43">)</text:span></text:p>
            <text:list xml:id="list170807480042353" text:continue-numbering="true" text:style-name="L1">
              <text:list-item>
                <text:p text:style-name="P46">An improved remake of the classic video game Bomberman that can be played on modern devices</text:p>
              </text:list-item>
              <text:list-item>
                <text:p text:style-name="P48">Added an all-new local multiplayer mode, <text:span text:style-name="T113">featuring</text:span> dynamic player vs. player gameplay </text:p>
              </text:list-item>
              <text:list-item>
                <text:p text:style-name="P49"><text:span text:style-name="T102">Utilized the Java Swing toolkit to design game menus </text:span><text:span text:style-name="T103">and </text:span><text:span text:style-name="T102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6"/>
          </table:table-cell>
          <table:table-cell table:style-name="Table13.A1" office:value-type="string">
            <text:p text:style-name="P3">Personal Website (HTML, CSS, JavaScript) </text:p>
            <text:list xml:id="list170805707896423" text:continue-numbering="true" text:style-name="L1">
              <text:list-item>
                <text:p text:style-name="P50"><text:span text:style-name="T65">A</text:span><text:span text:style-name="T62"> personal website </text:span><text:span text:style-name="T65">created </text:span><text:span text:style-name="T63">from </text:span><text:span text:style-name="T64">the ground up</text:span><text:span text:style-name="T63">, </text:span><text:span text:style-name="T65">built with the Bootstrap framework</text:span></text:p>
              </text:list-item>
              <text:list-item>
                <text:p text:style-name="P42"><text:span text:style-name="T88">H</text:span><text:span text:style-name="T89">osted page files remotely on UC Berkeley Open Computing Facility servers, via SSH </text:span><text:bookmark text:name="firstHeading1"/><text:span text:style-name="T96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6"/>
          </table:table-cell>
          <table:table-cell table:style-name="Table13.A1" office:value-type="string">
            <text:p text:style-name="P2">Scheme <text:span text:style-name="T108">Language</text:span> Interpreter <text:span text:style-name="T107">(</text:span>Python)</text:p>
            <text:list xml:id="list170806259921743" text:continue-numbering="true" text:style-name="L1">
              <text:list-item>
                <text:p text:style-name="P51"><text:span text:style-name="T38">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text:span text:style-name="T38">, </text:span><text:span text:style-name="T41">written in</text:span><text:span text:style-name="T39"> Python</text:span></text:p>
              </text:list-item>
              <text:list-item>
                <text:p text:style-name="P43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6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70807069450317" text:continue-numbering="true" text:style-name="L1">
              <text:list-item>
                <text:p text:style-name="P46">An interactive typing program that calculates typing speed and accuracy with every keystroke</text:p>
              </text:list-item>
              <text:list-item>
                <text:p text:style-name="P42"><text:span text:style-name="T57">Built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12">XPERIENCE</text:span></text:p>
          </table:table-cell>
          <table:table-cell table:style-name="Table14.A1" office:value-type="string">
            <text:p text:style-name="P19"><text:span text:style-name="T48">California PATH Lab </text:span><text:span text:style-name="T49">(</text:span><text:span text:style-name="Strong_20_Emphasis"><text:span text:style-name="T97">Partners for Advanced Transportation Technology</text:span></text:span><text:span text:style-name="Strong_20_Emphasis"><text:span text:style-name="T98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14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70807575653340" text:continue-numbering="true" text:style-name="L1">
              <text:list-item>
                <text:p text:style-name="P52"><text:span text:style-name="T76">E</text:span><text:span text:style-name="T77">valuate</text:span><text:span text:style-name="T76">d</text:span><text:span text:style-name="T77"> effectiveness</text:span><text:span text:style-name="T66"> </text:span><text:span text:style-name="T70">o</text:span><text:span text:style-name="T77">f</text:span><text:span text:style-name="T66"> </text:span><text:span text:style-name="T70">the Caltrans-</text:span><text:span text:style-name="T71">proposed “</text:span><text:span text:style-name="T70">Yellow Alert” </text:span><text:span text:style-name="T66">intelligent </text:span><text:span text:style-name="T71">transportation</text:span><text:span text:style-name="T70"> system</text:span></text:p>
              </text:list-item>
              <text:list-item>
                <text:p text:style-name="P52"><text:span text:style-name="T75">S</text:span><text:span text:style-name="T72">ynced</text:span><text:span text:style-name="T66"> </text:span><text:span text:style-name="T72">position</text:span><text:span text:style-name="T73">al</text:span><text:span text:style-name="T71">, </text:span><text:span text:style-name="T73">sensor</text:span><text:span text:style-name="T71">, and </text:span><text:span text:style-name="T73">behavioral</text:span><text:span text:style-name="T66"> data </text:span><text:span text:style-name="T75">collected </text:span><text:span text:style-name="T66">from </text:span><text:span text:style-name="T71">driving </text:span><text:span text:style-name="T66">simulation</text:span><text:span text:style-name="T71"> </text:span><text:span text:style-name="T73">test </text:span><text:span text:style-name="T74">trials</text:span></text:p>
              </text:list-item>
              <text:list-item>
                <text:p text:style-name="P43"><text:span text:style-name="T82">Wrote Python scripts to a</text:span><text:span text:style-name="T78">nalyze </text:span><text:span text:style-name="T79">trial</text:span><text:span text:style-name="T78"> data</text:span><text:span text:style-name="T80">sets, </text:span><text:span text:style-name="T82">utilizing </text:span><text:span text:style-name="T81">SciPy, NumPy, </text:span><text:span text:style-name="T82">and Pandas</text:span><text:span text:style-name="T61"> <text:s/></text:span><text:span text:style-name="T42"><text:s text:c="7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70805719886752" text:continue-numbering="true" text:style-name="L1">
              <text:list-item>
                <text:p text:style-name="P42"><text:span text:style-name="T67">Aided Architecture &amp; Engineering teacher with giving lessons and </text:span><text:span text:style-name="T68">explaining </text:span><text:span text:style-name="T69">provided</text:span><text:span text:style-name="T68"> examples</text:span></text:p>
              </text:list-item>
              <text:list-item>
                <text:p text:style-name="P42"><text:span text:style-name="T67">Guided 30 students on their projects and supervised them during break, learning, and work times</text:span><text:span text:style-name="T42"> <text:s text:c="12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4118193561" text:style-name="L2">
              <text:list-item>
                <text:p text:style-name="P47">Taught programming and circuitry at the library to over 200 students (Python, Javascript, Arduino)</text:p>
              </text:list-item>
              <text:list-item>
                <text:p text:style-name="P44"><text:span text:style-name="T68">Worked with library officials to organize regular weekly workshops and week-long summer camps</text:span><text:span text:style-name="T42"> <text:s text:c="4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99">—</text:span> <text:span text:style-name="T99">BlackRock API Prize </text:span><text:span text:style-name="T100">Winner</text:span></text:p>
            <text:p text:style-name="P4"><text:span text:style-name="T4">Intuit Scholarship Program </text:span><text:span text:style-name="T99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6T17:08:05.492419180</dc:date>
    <meta:editing-duration>P1DT4H10M48S</meta:editing-duration>
    <meta:editing-cycles>207</meta:editing-cycles>
    <meta:document-statistic meta:table-count="12" meta:image-count="0" meta:object-count="0" meta:page-count="1" meta:paragraph-count="67" meta:word-count="439" meta:character-count="5740" meta:non-whitespace-character-count="2658"/>
  </office:meta>
</office:document-meta>
</file>